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7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645043" officeooo:paragraph-rsid="0056f400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17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70a135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70a135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19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70a135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0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70a135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1" style:family="paragraph" style:parent-style-name="Standard" style:list-style-name="L6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70a135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2" style:family="paragraph" style:parent-style-name="Standard" style:list-style-name="L7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70a135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3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53d433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4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5" style:family="paragraph" style:parent-style-name="Standard" style:list-style-name="Numbering_20_123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8" style:family="paragraph" style:parent-style-name="Standard" style:list-style-name="List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-0.1252in" style:auto-text-indent="false" style:page-number="auto" fo:background-color="transparent" style:writing-mode="lr-tb"/>
      <style:text-properties style:use-window-font-color="true" loext:opacity="0%" style:font-name="Times New Roman1" fo:font-size="14pt" fo:letter-spacing="0.0008in" officeooo:rsid="006cb397" officeooo:paragraph-rsid="006fb2b2" style:font-name-asian="Times New Roman" style:font-size-asian="14pt" style:language-asian="zh" style:country-asian="CN" style:font-name-complex="Times New Roman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officeooo:rsid="00731e74" officeooo:paragraph-rsid="00731e74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30" style:family="paragraph" style:parent-style-name="Standard" style:list-style-name="L7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6cb397" officeooo:paragraph-rsid="0070a13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3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730881" officeooo:paragraph-rsid="00730881" style:font-size-asian="14pt"/>
    </style:style>
    <style:style style:name="P32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style:font-size-asian="18pt" style:font-weight-asian="bold" style:font-size-complex="18pt"/>
    </style:style>
    <style:style style:name="P33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paragraph-rsid="0056f400" style:font-size-asian="18pt" style:font-weight-asian="bold" style:font-size-complex="18pt"/>
    </style:style>
    <style:style style:name="P34" style:family="paragraph" style:parent-style-name="Standard">
      <style:paragraph-properties fo:line-height="150%"/>
      <style:text-properties style:use-window-font-color="true" loext:opacity="0%" style:font-name="Times New Roman1" fo:font-size="18pt" fo:font-weight="bold" officeooo:rsid="0056f400" officeooo:paragraph-rsid="0056f400" style:font-size-asian="18pt" style:font-weight-asian="bold" style:font-size-complex="18pt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8pt" fo:font-weight="bold" officeooo:paragraph-rsid="001dd77c" style:font-size-asian="18pt" style:font-weight-asian="bold" style:font-size-complex="18pt" style:font-weight-complex="bold"/>
    </style:style>
    <style:style style:name="P36" style:family="paragraph" style:parent-style-name="Standard">
      <style:paragraph-properties fo:line-height="150%"/>
      <style:text-properties style:use-window-font-color="true" loext:opacity="0%" style:font-name="Times New Roman1" fo:font-size="18pt" fo:language="ru" fo:country="RU" fo:font-style="normal" fo:font-weight="bold" officeooo:rsid="005bf2e3" officeooo:paragraph-rsid="0053d433" style:font-size-asian="18pt" style:language-asian="zh" style:country-asian="CN" style:font-style-asian="normal" style:font-weight-asian="bold" style:font-name-complex="Times New Roman" style:font-size-complex="18pt" style:language-complex="hi" style:country-complex="IN" style:font-style-complex="normal"/>
    </style:style>
    <style:style style:name="P37" style:family="paragraph" style:parent-style-name="Standard">
      <style:paragraph-properties fo:line-height="150%"/>
      <style:text-properties style:use-window-font-color="true" loext:opacity="0%" style:font-name="Times New Roman1" fo:font-size="18pt" officeooo:rsid="0053d433" officeooo:paragraph-rsid="006fb2b2" style:font-size-asian="18pt" style:font-size-complex="18pt"/>
    </style:style>
    <style:style style:name="T1" style:family="text">
      <style:text-properties officeooo:rsid="0032a530"/>
    </style:style>
    <style:style style:name="T2" style:family="text">
      <style:text-properties officeooo:rsid="004bfe69"/>
    </style:style>
    <style:style style:name="T3" style:family="text">
      <style:text-properties officeooo:rsid="006fb2b2"/>
    </style:style>
    <style:style style:name="T4" style:family="text">
      <style:text-properties fo:language="ru" fo:country="RU" fo:font-style="normal" fo:font-weight="bold" officeooo:rsid="005bf2e3" style:font-style-asian="normal" style:font-weight-asian="bold" style:font-style-complex="normal"/>
    </style:style>
    <style:style style:name="T5" style:family="text">
      <style:text-properties fo:language="ru" fo:country="RU" fo:font-style="normal" fo:font-weight="bold" officeooo:rsid="006fb2b2" style:font-style-asian="normal" style:font-weight-asian="bold" style:font-style-complex="normal"/>
    </style:style>
    <style:style style:name="T6" style:family="text">
      <style:text-properties fo:language="ru" fo:country="RU" fo:font-style="normal" fo:font-weight="bold" officeooo:rsid="0070a135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7" style:family="text">
      <style:text-properties fo:language="ru" fo:country="RU" fo:font-style="normal" fo:font-weight="bold" officeooo:rsid="005bf2e3" style:language-asian="zh" style:country-asian="CN" style:font-style-asian="normal" style:font-weight-asian="bold" style:font-name-complex="Times New Roman" style:language-complex="hi" style:country-complex="IN" style:font-style-complex="normal"/>
    </style:style>
    <style:style style:name="T8" style:family="text">
      <style:text-properties fo:language="ru" fo:country="RU" fo:font-style="normal" officeooo:rsid="0056f400" style:font-style-asian="normal" style:font-style-complex="normal"/>
    </style:style>
    <style:style style:name="T9" style:family="text">
      <style:text-properties fo:language="ru" fo:country="RU" fo:font-style="normal" officeooo:rsid="005bf2e3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bfe69" style:font-weight-asian="normal" style:font-weight-complex="normal"/>
    </style:style>
    <style:style style:name="T12" style:family="text">
      <style:text-properties fo:font-weight="normal" officeooo:rsid="0070a135" style:font-weight-asian="normal" style:font-weight-complex="normal"/>
    </style:style>
    <style:style style:name="T13" style:family="text">
      <style:text-properties officeooo:rsid="00730881"/>
    </style:style>
    <style:style style:name="T14" style:family="text">
      <style:text-properties officeooo:rsid="00733599"/>
    </style:style>
    <style:style style:name="T15" style:family="text">
      <style:text-properties officeooo:rsid="00736c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2">Практическая работа №1</text:p>
      <text:p text:style-name="P13">по курсу</text:p>
      <text:p text:style-name="P14">«Проектирование и архитектура </text:p>
      <text:p text:style-name="P14">программных систем»</text:p>
      <text:p text:style-name="P3"/>
      <text:p text:style-name="P3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tab/><text:tab/><text:tab/><text:tab/> <text:s text:c="6"/><text:tab/><text:tab/><text:tab/><text:tab/><text:tab/><text:span text:style-name="T1">Выполнил:</text:span></text:p>
      <text:p text:style-name="P6"><text:span text:style-name="T1"><text:s/>с</text:span>тудент <text:span text:style-name="T1">группы ИКПИ-</text:span><text:span text:style-name="T2">11</text:span></text:p>
      <text:p text:style-name="P31">Дунаев В.Е.</text:p>
      <text:p text:style-name="P7"/>
      <text:p text:style-name="P8">Принял: </text:p>
      <text:p text:style-name="P9">Смирнов. К.А.</text:p>
      <text:p text:style-name="P2"/>
      <text:p text:style-name="P2"/>
      <text:p text:style-name="P2"/>
      <text:p text:style-name="P3">Санкт-Петербург</text:p>
      <text:p text:style-name="P4">202<text:span text:style-name="T3">4</text:span> г.</text:p>
      <text:p text:style-name="P32"><text:soft-page-break/>1.1 Что такое система и ее определяющие признаки</text:p>
      <text:p text:style-name="P10">Система (от греч. systema – целое, составленное из частей, соединение) - совокупность взаимосвязанных элементов, объединенных в одно целое для достижения некоторой цели, определяемой назначением системы. Элементы обязательно взаимосвязаны, система имеет определенное назначение.</text:p>
      <text:p text:style-name="P34">1.2 Что такое жизненный цикл программного обеспечения</text:p>
      <text:p text:style-name="P16">Жизненный цикл является моделью создания и использования программного обеспечения, отражающей его различные состояния, начиная с момента возникновения необходимости в программном средстве и заканчивая моментом его полного выхода из употребления у пользователей.</text:p>
      <text:p text:style-name="P36">1.3 Какие основные стандарты ЖЦ (ПО)</text:p>
      <text:list text:style-name="List_20_1">
        <text:list-item>
          <text:p text:style-name="P23">Стандарт ISO/IEC 12207:1995 (Standard for Information Technology — Software Life Cycle Processes – «Процессы жизненного цикла ПО»);</text:p>
        </text:list-item>
        <text:list-item>
          <text:p text:style-name="P23">Стандарт ГОСТ Р ИСО/МЭК 12207-99;</text:p>
        </text:list-item>
        <text:list-item>
          <text:p text:style-name="P23">Стандарт ISO/IEC 15288:2002 «Системная инженерия – Процессы жизненного цикла систем»;</text:p>
        </text:list-item>
        <text:list-item>
          <text:p text:style-name="P23">Стандарт ГОСТ Р ИСО/МЭК 15288-2005;</text:p>
        </text:list-item>
        <text:list-item>
          <text:p text:style-name="P23">ГОСТ 19.102-77 «Стадии разработки программ и программной документации»;</text:p>
        </text:list-item>
        <text:list-item>
          <text:p text:style-name="P23">ГОСТ 34.601-90 «Автоматизированные системы. Стадии создания».</text:p>
        </text:list-item>
      </text:list>
      <text:p text:style-name="P33"><text:span text:style-name="T8">1.4 Перечислите основные группы процессов на которых базируется ЖЦ ПО в соответствии с ISO/IEC 12207:1995</text:span></text:p>
      <text:list xml:id="list103342536838000" text:continue-numbering="true" text:style-name="List_20_1">
        <text:list-item>
          <text:p text:style-name="P24">Основные процессы ЖЦ ПО</text:p>
        </text:list-item>
      </text:list>
      <text:list text:style-name="Numbering_20_123">
        <text:list-item>
          <text:p text:style-name="P25">Приобретение</text:p>
        </text:list-item>
        <text:list-item>
          <text:p text:style-name="P25">Поставка</text:p>
        </text:list-item>
        <text:list-item>
          <text:p text:style-name="P25">Разработка</text:p>
        </text:list-item>
        <text:list-item>
          <text:p text:style-name="P25"><text:soft-page-break/>Эксплуатация сопровождение</text:p>
        </text:list-item>
      </text:list>
      <text:list xml:id="list103343612166263" text:continue-list="list103342536838000" text:style-name="List_20_1">
        <text:list-item>
          <text:p text:style-name="P24">Вспомогательные процессы</text:p>
        </text:list-item>
      </text:list>
      <text:list text:style-name="L1">
        <text:list-item>
          <text:p text:style-name="P26">Документация</text:p>
        </text:list-item>
        <text:list-item>
          <text:p text:style-name="P26">Управление конфигурацией</text:p>
        </text:list-item>
      </text:list>
      <text:list xml:id="list103343146843802" text:continue-list="list103343612166263" text:style-name="List_20_1">
        <text:list-item>
          <text:p text:style-name="P24">Организационные процессы</text:p>
        </text:list-item>
      </text:list>
      <text:list text:style-name="L2">
        <text:list-item>
          <text:p text:style-name="P27">Управление проектами</text:p>
        </text:list-item>
        <text:list-item>
          <text:p text:style-name="P27">Создание инфраструктуры проекта</text:p>
        </text:list-item>
        <text:list-item>
          <text:p text:style-name="P27">Определение, оценка и улучшение самого ЖЦ</text:p>
        </text:list-item>
        <text:list-item>
          <text:p text:style-name="P27">Обучение</text:p>
        </text:list-item>
      </text:list>
      <text:p text:style-name="P37"><text:span text:style-name="T4">1.</text:span><text:span text:style-name="T5">5</text:span><text:span text:style-name="T4"> Перечислите основные этапы работ в соответствии с ГОСТ 19.102-77</text:span></text:p>
      <text:list text:continue-list="list103343146843802" text:style-name="List_20_1">
        <text:list-item>
          <text:p text:style-name="P24">Техническое задание</text:p>
        </text:list-item>
        <text:list-item>
          <text:p text:style-name="P24">Эскизный проект</text:p>
        </text:list-item>
        <text:list-item>
          <text:p text:style-name="P24">Технический проект</text:p>
        </text:list-item>
        <text:list-item>
          <text:p text:style-name="P24">Рабочий проект</text:p>
        </text:list-item>
        <text:list-item>
          <text:p text:style-name="P24">Внедрение</text:p>
        </text:list-item>
      </text:list>
      <text:p text:style-name="P37"><text:span text:style-name="T6">2</text:span><text:span text:style-name="T7"> Определить сущность индивидуального программного проекта</text:span></text:p>
      <text:list text:continue-numbering="true" text:style-name="List_20_1">
        <text:list-header>
          <text:p text:style-name="P28">Имя: «<text:span text:style-name="T13">Оратор»</text:span></text:p>
          <text:p text:style-name="P28">Цель: <text:span text:style-name="T13">помочь создателям аудио/видео контента выявлять ошибки, запинки, проклатывание окончания, неправильное произношение и т.д. в </text:span><text:span text:style-name="T15">и</text:span><text:span text:style-name="T13">х речи </text:span><text:span text:style-name="T15">на записанном файле</text:span></text:p>
          <text:p text:style-name="P28">Функциональные свойства:</text:p>
          <text:list>
            <text:list-item>
              <text:p text:style-name="P29">Отображение списка таймкодов в аудиодорожке, в которых обнаружены дефекты речи</text:p>
            </text:list-item>
            <text:list-item>
              <text:p text:style-name="P29"><text:span text:style-name="T14">Вывод к</text:span>ратко<text:span text:style-name="T14">го </text:span>описани<text:span text:style-name="T14">я </text:span>каждого дефекта</text:p>
            </text:list-item>
            <text:list-item>
              <text:p text:style-name="P29">Интеграция с популярными программами для обработки аудио и видео</text:p>
            </text:list-item>
          </text:list>
        </text:list-header>
      </text:list>
      <text:p text:style-name="P37"><text:soft-page-break/><text:span text:style-name="T6">3</text:span><text:span text:style-name="T7"> Определить этапы и описать основные задачи, решаемые на каждом этапе при реализации индивидуального программного проекта (в соответствии с ГОСТ 19.102-77 «Стадии разработки программ и программной документации»)</text:span></text:p>
      <text:list xml:id="list103342363987698" text:continue-numbering="true" text:style-name="List_20_1">
        <text:list-item>
          <text:p text:style-name="P17">Техническое задание</text:p>
        </text:list-item>
      </text:list>
      <text:list text:style-name="L3">
        <text:list-item>
          <text:p text:style-name="P18">Обоснование необходимости разработки ПС</text:p>
        </text:list-item>
        <text:list-item>
          <text:p text:style-name="P18">Научно-исследовательские работы</text:p>
        </text:list-item>
        <text:list-item>
          <text:p text:style-name="P18">Разработка и утверждение технического задания</text:p>
        </text:list-item>
      </text:list>
      <text:list xml:id="list103342191899806" text:continue-list="list103342363987698" text:style-name="List_20_1">
        <text:list-item>
          <text:p text:style-name="P17">Эскизный проект</text:p>
        </text:list-item>
      </text:list>
      <text:list text:style-name="L4">
        <text:list-item>
          <text:p text:style-name="P19">Разработка эскизного проекта</text:p>
        </text:list-item>
        <text:list-item>
          <text:p text:style-name="P19">Утверждение эскизного проекта</text:p>
        </text:list-item>
      </text:list>
      <text:list xml:id="list103342158719821" text:continue-list="list103342191899806" text:style-name="List_20_1">
        <text:list-item>
          <text:p text:style-name="P17">Технический проект</text:p>
        </text:list-item>
      </text:list>
      <text:list text:style-name="L5">
        <text:list-item>
          <text:p text:style-name="P20">Разработка технического проекта</text:p>
        </text:list-item>
        <text:list-item>
          <text:p text:style-name="P20">Утверждение технического проекта</text:p>
        </text:list-item>
      </text:list>
      <text:list xml:id="list103342939749410" text:continue-list="list103342158719821" text:style-name="List_20_1">
        <text:list-item>
          <text:p text:style-name="P17">Рабочий проект</text:p>
        </text:list-item>
      </text:list>
      <text:list text:style-name="L6">
        <text:list-item>
          <text:p text:style-name="P21">Разработка программной системы</text:p>
        </text:list-item>
        <text:list-item>
          <text:p text:style-name="P21">Разработка программной документации на ПС</text:p>
        </text:list-item>
        <text:list-item>
          <text:p text:style-name="P21">Проведение испытаний ПС</text:p>
        </text:list-item>
      </text:list>
      <text:list text:continue-list="list103342939749410" text:style-name="List_20_1">
        <text:list-item>
          <text:p text:style-name="P17">Внедрение</text:p>
        </text:list-item>
      </text:list>
      <text:list text:style-name="L7">
        <text:list-item>
          <text:p text:style-name="P22">Подготовка и передача ПС</text:p>
          <text:p text:style-name="P30"><text:span text:style-name="T9"/></text:p>
        </text:list-item>
      </text:list>
      <text:p text:style-name="P35">Выводы</text:p>
      <text:p text:style-name="P11"><text:span text:style-name="T10">В </text:span><text:span text:style-name="T11">ходе проведенной </text:span><text:span text:style-name="T12">практической</text:span><text:span text:style-name="T11"> работы я получил </text:span><text:span text:style-name="T12">знания об основных стандартах ЖЦ ПО, определил сущность индивидуального программного проекта, определил этапы и описал основные задачи, решаемые на каждом этапе при реализации индивидуального программного проект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26T10:33:41.286547620</dc:date>
    <meta:editing-cycles>71</meta:editing-cycles>
    <meta:editing-duration>P1DT16H25M55S</meta:editing-duration>
    <meta:generator>LibreOffice/24.2.6.2$Linux_X86_64 LibreOffice_project/420$Build-2</meta:generator>
    <meta:document-statistic meta:table-count="0" meta:image-count="0" meta:object-count="0" meta:page-count="4" meta:paragraph-count="72" meta:word-count="448" meta:character-count="3466" meta:non-whitespace-character-count="311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